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p_cost</text:p>
          </table:table-cell>
          <table:table-cell office:value-type="string" calcext:value-type="string">
            <text:p>hp_cos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lash your target, dealing physical damage.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le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leave em all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Gu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gain HP equal to 10 + Constitution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B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NK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t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tab your target, dealing physical damage. Crits deal x3 damage.</text:p>
          </table:table-cell>
        </table:table-row>
        <table:table-row table:style-name="ro1">
          <table:table-cell office:value-type="string" calcext:value-type="string">
            <text:p>firebolt</text:p>
          </table:table-cell>
          <table:table-cell office:value-type="string" calcext:value-type="string">
            <text:p>Fulmen Ign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Fire a small flaming ball at your target, dealing magic damage, crits damage you back.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pit</text:p>
          </table:table-cell>
          <table:table-cell office:value-type="string" calcext:value-type="string">
            <text:p>Sp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pit at target, dealing magic damage.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ratch your target, dealing physical damage.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ush your target, draining mana based on physical da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57:57.358196418</meta:creation-date>
    <dc:date>2024-08-20T02:58:12.091406925</dc:date>
    <meta:editing-duration>PT43M9S</meta:editing-duration>
    <meta:editing-cycles>22</meta:editing-cycles>
    <meta:generator>LibreOffice/7.3.7.2$Linux_X86_64 LibreOffice_project/30$Build-2</meta:generator>
    <meta:document-statistic meta:table-count="1" meta:cell-count="60" meta:object-count="0"/>
  </office:meta>
</office:document-meta>
</file>